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in" fo:margin-bottom="0.111in" loext:contextual-spacing="false" fo:text-align="justify" style:justify-single-word="false"/>
    </style:style>
    <style:style style:name="P3" style:family="paragraph" style:parent-style-name="Standard" style:master-page-name="Standard">
      <style:paragraph-properties fo:text-align="center" style:justify-single-word="false" style:page-number="auto"/>
    </style:style>
    <style:style style:name="P4" style:family="paragraph" style:parent-style-name="Footer">
      <style:paragraph-properties fo:text-align="center" style:justify-single-word="false"/>
    </style:style>
    <style:style style:name="P5" style:family="paragraph" style:parent-style-name="Footer">
      <style:text-properties style:font-name="Times New Roman" style:font-name-complex="Times New Roman1"/>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ane E. Schultz – Personal Statement</text:span></text:p>
      <text:p text:style-name="P1"><text:span text:style-name="T2">General engineering encompasses various subjects including fluids, materials, electronics, thermodynamics, etc. Given a wide breadth of knowledge essential to these fields, identifying a particular research discipline of interest is difficult. A gratifying and consistent factor I have found in engineering that is shared with my research is data analysis with application of systematic methods. Consequently, I have worked on developing a water quality measuring device, X-ray image analysis, an exotic propulsion engine test stand, and automation of image generation via Python to investigate which topics interested me the most. Material informatics has piqued my professional interest because of algorithm use on large data sets to understand how materials will interact.</text:span></text:p>
      <text:p text:style-name="P1"><text:span text:style-name="T2">Use of computational technology to investigate solutions to practical problems is personally gratifying. Hence, my primary interest is the Computational Materials Group at UW-Madison under Dr. Dane Morgan. One of the research topics of Dr. Morgan involves the generation of tools and methods for understanding defect and diffusion in materials. The use of algorithms, coding, and large computing power to discover new material properties and use would be fulfilling. Additionally, the tools developed are open access which means that multiple entities would benefit from research work.</text:span></text:p>
      <text:p text:style-name="P1"><text:span text:style-name="T1">Background:</text:span></text:p>
      <text:p text:style-name="P1"><text:span text:style-name="T2">During my younger years I acquired an intense desire to excel scholastically. This was in part due to my family frequently moving from place to place. I have lived in Colombia, Texas, Washington state, Florida, and New Mexico. I had attended eight different public schools by the time I entered college. Growing up in many places made cultivating long lasting relationships difficult. Hence, I concentrated on aspects of life I could keep with me regardless of my physical location. One of those aspects was knowledge acquired through schooling. My passion became studying science and mathematics. I wanted to further pursue those fields in college.</text:span></text:p>
      <text:p text:style-name="P1"><text:span text:style-name="T2">Many who enter college may not have the work ethic to be successful. I have not made that mistake. By the end of my first year I was awarded the Deans’ Council Freshman 4.0 and the Freshman Chemistry Recognition awards. Throughout the remainder of my academic term to date, I have continued to excel in all classes. As a result, I am slated to graduate summa cum laude with a degree in engineering, a math minor, and an electro/mechanical concentration. My academic life was supplemented with interesting research. Although Fort Lewis College is small, opportunities for design and development exist. My first experience in research was my junior year.</text:span></text:p>
      <text:p text:style-name="P1"><text:span text:style-name="T2">In 2015, the Animas River incurred high levels of heavy metal pollution due to the Gold King Mine spill. I was included in a group of four undergraduate students under Dr. Ryan Smith tasked with developing an inexpensive device that could gather water quality data throughout the Animas River. The developed device was designed to remain waterproof after collisions by being dragged behind kayaks and river rafts. Housed within the device was a GPS and an Arduino that was connected through bulk heads to sensors that could gather pH, temperature, and oxidation reduction potential data. Successful completion of the project required communication with the </text:span><text:soft-page-break/><text:span text:style-name="T2">community to determine current methods used and collaboration within the research group to exploit individual strengths. By the end of the project, a publication was completed and a group member presented at the OCEANS 16 conference in Monterrey, California.</text:span></text:p>
      <text:p text:style-name="P1"><text:span text:style-name="T2">I worked at Zucrow Laboratories at Purdue during the summer after my third year of college under Dr. Mikhail Slipchenko. A lead housing was constructed to shield personnel from x-rays. Once the system was ready, x-ray images of sprays were gathered. MATLAB was used to analyze images to determine the relationship between photon energy, gain, and contrast. Attenuation readings were also gathered as a function of the solution used for sprays. An oral presentation of results was given to an audience at the conclusion of the project.</text:span></text:p>
      <text:p text:style-name="P1"><text:span text:style-name="T2">During my fourth year of college I worked in a group of eight on a project to produce an exotic propulsion engine test stand capable of measuring small forces for Dr. William Nollet. The test stand needed to accommodate a wide variety of engines which made designing difficult. A test stand is generally designed for a particular engine whether it is an ion, Hall, or magnetoplasmadynamic thruster. Additional challenges included proper calibration and reducing external perturbations. By the end of the project, we developed electrostatic fins that could produce a small force that was then measured as displacement on an LVDT by the test stand. Ultimately, the project served as a starting point for future exotic propulsion engine research at Fort Lewis College.</text:span></text:p>
      <text:p text:style-name="P1"><text:span text:style-name="T2">I could have finished my undergraduate study at the end of my fourth year of college. However, my initial plan of study involved attaining a minor in mathematics and an electro/mechanical concentration. This allotted further time for studying interesting subjects and to pursue another summer of research.</text:span></text:p>
      <text:p text:style-name="P1"><text:span text:style-name="T2">The summer after my fourth year involved work under Dr. Paul Wilson at the University of Wisconsin-Madison. Dr. Paul Wilson’s research group worked on simulation of Monte Carlo radiation transport on mesh-based CAD geometries which can produce large data sets. To visualize results, data was loaded into a tool called VisIt. Desired views were attained by using a graphical user interface. My task for that summer was to use Python code to automate desired image generation. A tool using bash and Python scripts on a Linux operating system was written and presented at a poster session.</text:span></text:p>
      <text:p text:style-name="P1"><text:span text:style-name="T2">My undergraduate experience was not only coursework and research. I became a tutor my fourth year of undergraduate study and would help individuals with course material during class and during tutoring hours. On the few occasions the teacher was not present, I would fill in. I enjoyed assisting in classes. Therefore, I also became a teaching assistant for a thermodynamics and fluids laboratory during my last semester.</text:span></text:p>
      <text:p text:style-name="P2"><text:span text:style-name="T2">It is worthy of note to recognize that my</text:span><text:span text:style-name="T1"> </text:span><text:span text:style-name="T2">previous and contemporary engineering studies have incorporated communication with peers, individuals in the community, and skilled professionals. Additionally, my studies as an</text:span><text:bookmark text:name="_GoBack"/><text:span text:style-name="T2"> engineer give me insight to a variety of fields. Aforementioned proficiencies provided me the ability to satisfy communication and interpersonal liaison requisites to successfully perform re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style:font-name="Times New Roman" style:font-name-complex="Times New Roman1"/>
    </style:style>
    <style:style style:name="MT1" style:family="text">
      <style:text-properties style:font-name="Times New Roman" fo:font-size="12pt" style:font-size-asian="12pt" style:font-name-complex="Times New Roman1" style:font-size-complex="12pt"/>
    </style:style>
    <style:style style:name="MT2" style:family="text">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text:span text:style-name="MT1"><text:tab/><text:tab/>Lane E. Schultz</text:span></text:p>
      </style:header>
      <style:footer>
        <text:p text:style-name="MP1"><text:span text:style-name="MT2">Page </text:span><text:span text:style-name="MT2"><text:page-number text:select-page="current">2</text:page-number></text:span><text:span text:style-name="MT2"> of </text:span><text:span text:style-name="MT2"><text:page-count>2</text:page-count></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00:16:00</meta:creation-date>
    <meta:initial-creator>Windows User</meta:initial-creator>
    <dc:language>en-US</dc:language>
    <dc:date>2017-09-30T18:37:23</dc:date>
    <meta:editing-cycles>20</meta:editing-cycles>
    <meta:editing-duration>PT45M</meta:editing-duration>
    <meta:generator>LibreOffice/5.1.6.2$Linux_X86_64 LibreOffice_project/10m0$Build-2</meta:generator>
    <meta:document-statistic meta:table-count="0" meta:image-count="0" meta:object-count="0" meta:page-count="2" meta:paragraph-count="15" meta:word-count="1042" meta:character-count="6679" meta:non-whitespace-character-count="5649"/>
    <meta:user-defined meta:name="AppVersion">16.0000</meta:user-defined>
    <meta:user-defined meta:name="Company">Fort Lewis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